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2.0508in"/>
    </style:style>
    <style:style style:name="co4" style:family="table-column">
      <style:table-column-properties fo:break-before="auto" style:column-width="2.3728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7291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 style:data-style-name="N60">
      <style:text-properties style:font-name="Ubuntu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/>
          <table:table-cell office:value-type="string" calcext:value-type="string">
            <text:p>QoI</text:p>
          </table:table-cell>
          <table:table-cell office:value-type="string" calcext:value-type="string">
            <text:p>QoI error (actual)</text:p>
          </table:table-cell>
          <table:table-cell office:value-type="string" calcext:value-type="string">
            <text:p>QoI error (estimated)</text:p>
          </table:table-cell>
          <table:table-cell office:value-type="string" calcext:value-type="string">
            <text:p>estimated relative QoI error</text:p>
          </table:table-cell>
          <table:table-cell office:value-type="string" calcext:value-type="string">
            <text:p>relative error in error</text:p>
          </table:table-cell>
          <table:table-cell office:value-type="string" calcext:value-type="string">
            <text:p>portion refin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0.00223143739813122" calcext:value-type="float">
            <text:p>0.0022314374</text:p>
          </table:table-cell>
          <table:table-cell table:formula="of:=IHF-[.B2]" office:value-type="float" office:value="0.00451732560701491" calcext:value-type="float">
            <text:p>0.0045173256</text:p>
          </table:table-cell>
          <table:table-cell office:value-type="float" office:value="0.407509633540412" calcext:value-type="float">
            <text:p>0.4075096335</text:p>
          </table:table-cell>
          <table:table-cell table:formula="of:=ABS([.D2]/[.B2])" office:value-type="float" office:value="182.622032722806" calcext:value-type="float">
            <text:p>182.6220327228</text:p>
          </table:table-cell>
          <table:table-cell table:formula="of:=ABS(([.D2]-[.C2])/[.C2])" office:value-type="float" office:value="89.2103742328413" calcext:value-type="float">
            <text:p>89.21037423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0.00308423589642885" calcext:value-type="float">
            <text:p>0.0030842359</text:p>
          </table:table-cell>
          <table:table-cell table:formula="of:=IHF-[.B3]" office:value-type="float" office:value="0.00366452710871727" calcext:value-type="float">
            <text:p>0.0036645271</text:p>
          </table:table-cell>
          <table:table-cell table:style-name="ce2" office:value-type="float" office:value="0.00104138596991565" calcext:value-type="float">
            <text:p>1.04E-003</text:p>
          </table:table-cell>
          <table:table-cell table:formula="of:=ABS([.D3]/[.B3])" office:value-type="float" office:value="0.337647963672765" calcext:value-type="float">
            <text:p>0.3376479637</text:p>
          </table:table-cell>
          <table:table-cell table:formula="of:=ABS(([.D3]-[.C3])/[.C3])" office:value-type="float" office:value="0.715819820942688" calcext:value-type="float">
            <text:p>0.7158198209</text:p>
          </table:table-cell>
          <table:table-cell office:value-type="float" office:value="0.0606" calcext:value-type="float">
            <text:p>0.06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0.00350844899168077" calcext:value-type="float">
            <text:p>0.003508449</text:p>
          </table:table-cell>
          <table:table-cell table:formula="of:=IHF-[.B4]" office:value-type="float" office:value="0.00324031401346535" calcext:value-type="float">
            <text:p>0.003240314</text:p>
          </table:table-cell>
          <table:table-cell table:style-name="ce2" office:value-type="float" office:value="0.00314061699755971" calcext:value-type="float">
            <text:p>3.14E-003</text:p>
          </table:table-cell>
          <table:table-cell table:formula="of:=ABS([.D4]/[.B4])" office:value-type="float" office:value="0.895158232314831" calcext:value-type="float">
            <text:p>0.8951582323</text:p>
          </table:table-cell>
          <table:table-cell table:formula="of:=ABS(([.D4]-[.C4])/[.C4])" office:value-type="float" office:value="0.0307677019854705" calcext:value-type="float">
            <text:p>0.030767702</text:p>
          </table:table-cell>
          <table:table-cell office:value-type="float" office:value="0.1058" calcext:value-type="float">
            <text:p>0.10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3</text:p>
          </table:table-cell>
          <table:table-cell office:value-type="float" office:value="0.0052408186790531" calcext:value-type="float">
            <text:p>0.0052408187</text:p>
          </table:table-cell>
          <table:table-cell table:formula="of:=IHF-[.B5]" office:value-type="float" office:value="0.00150794432609303" calcext:value-type="float">
            <text:p>0.0015079443</text:p>
          </table:table-cell>
          <table:table-cell table:style-name="ce2" office:value-type="float" office:value="0.00145683100118106" calcext:value-type="float">
            <text:p>1.46E-003</text:p>
          </table:table-cell>
          <table:table-cell table:formula="of:=ABS([.D5]/[.B5])" office:value-type="float" office:value="0.277977753171242" calcext:value-type="float">
            <text:p>0.2779777532</text:p>
          </table:table-cell>
          <table:table-cell table:formula="of:=ABS(([.D5]-[.C5])/[.C5])" office:value-type="float" office:value="0.0338960292018239" calcext:value-type="float">
            <text:p>0.0338960292</text:p>
          </table:table-cell>
          <table:table-cell office:value-type="float" office:value="0.2071" calcext:value-type="float">
            <text:p>0.20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4</text:p>
          </table:table-cell>
          <table:table-cell office:value-type="float" office:value="0.00540044832564686" calcext:value-type="float">
            <text:p>0.0054004483</text:p>
          </table:table-cell>
          <table:table-cell table:formula="of:=IHF-[.B6]" office:value-type="float" office:value="0.00134831467949927" calcext:value-type="float">
            <text:p>0.0013483147</text:p>
          </table:table-cell>
          <table:table-cell table:style-name="ce2" office:value-type="float" office:value="0.00133186682390758" calcext:value-type="float">
            <text:p>1.33E-003</text:p>
          </table:table-cell>
          <table:table-cell table:formula="of:=ABS([.D6]/[.B6])" office:value-type="float" office:value="0.24662152910204" calcext:value-type="float">
            <text:p>0.2466215291</text:p>
          </table:table-cell>
          <table:table-cell table:formula="of:=ABS(([.D6]-[.C6])/[.C6])" office:value-type="float" office:value="0.0121988255722311" calcext:value-type="float">
            <text:p>0.0121988256</text:p>
          </table:table-cell>
          <table:table-cell office:value-type="float" office:value="0.3046" calcext:value-type="float">
            <text:p>0.30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5</text:p>
          </table:table-cell>
          <table:table-cell office:value-type="float" office:value="0.00621973614767672" calcext:value-type="float">
            <text:p>0.0062197361</text:p>
          </table:table-cell>
          <table:table-cell table:formula="of:=IHF-[.B7]" office:value-type="float" office:value="0.000529026857469406" calcext:value-type="float">
            <text:p>0.0005290269</text:p>
          </table:table-cell>
          <table:table-cell table:style-name="ce2" office:value-type="float" office:value="0.000536686465867116" calcext:value-type="float">
            <text:p>5.37E-004</text:p>
          </table:table-cell>
          <table:table-cell table:formula="of:=ABS([.D7]/[.B7])" office:value-type="float" office:value="0.0862876580492224" calcext:value-type="float">
            <text:p>0.086287658</text:p>
          </table:table-cell>
          <table:table-cell table:formula="of:=ABS(([.D7]-[.C7])/[.C7])" office:value-type="float" office:value="0.0144786758735645" calcext:value-type="float">
            <text:p>0.0144786759</text:p>
          </table:table-cell>
          <table:table-cell office:value-type="float" office:value="0.5002" calcext:value-type="float">
            <text:p>0.50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6</text:p>
          </table:table-cell>
          <table:table-cell office:value-type="float" office:value="0.00667975021369054" calcext:value-type="float">
            <text:p>0.0066797502</text:p>
          </table:table-cell>
          <table:table-cell table:formula="of:=IHF-[.B8]" office:value-type="float" office:value="0.0000690127914555914" calcext:value-type="float">
            <text:p>6.90127914555914E-005</text:p>
          </table:table-cell>
          <table:table-cell table:style-name="ce2" office:value-type="float" office:value="0.0000788649120253761" calcext:value-type="float">
            <text:p>7.89E-005</text:p>
          </table:table-cell>
          <table:table-cell table:formula="of:=ABS([.D8]/[.B8])" office:value-type="float" office:value="0.0118065660395112" calcext:value-type="float">
            <text:p>0.011806566</text:p>
          </table:table-cell>
          <table:table-cell table:formula="of:=ABS(([.D8]-[.C8])/[.C8])" office:value-type="float" office:value="0.142757891138549" calcext:value-type="float">
            <text:p>0.1427578911</text:p>
          </table:table-cell>
          <table:table-cell office:value-type="float" office:value="0.6054" calcext:value-type="float">
            <text:p>0.60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0.00674876300514613" calcext:value-type="float">
            <text:p>0.00674876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IHF" table:base-cell-address="$Sheet1.$B$5" table:cell-range-address="$Sheet1.$B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/00/0000</text:date>, <text:time style:data-style-name="N2" text:time-value="10:53:13.909170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3:43:52.288425197</meta:creation-date>
    <dc:date>2016-06-19T13:29:02.749345423</dc:date>
    <meta:editing-duration>PT14H53M25S</meta:editing-duration>
    <meta:editing-cycles>18</meta:editing-cycles>
    <meta:generator>LibreOffice/4.2.8.2$Linux_X86_64 LibreOffice_project/420m0$Build-2</meta:generator>
    <meta:document-statistic meta:table-count="1" meta:cell-count="57" meta:object-count="0"/>
  </office:meta>
</office:document-meta>
</file>